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.86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31.29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set134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max_no_improv</text:p>
          </table:table-cell>
          <table:table-cell office:value-type="string" calcext:value-type="string">
            <text:p>max_no_improv_l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est_iteration</text:p>
          </table:table-cell>
          <table:table-cell office:value-type="string" calcext:value-type="string">
            <text:p>initial_costs</text:p>
          </table:table-cell>
          <table:table-cell office:value-type="string" calcext:value-type="string">
            <text:p>initial_distance</text:p>
          </table:table-cell>
          <table:table-cell office:value-type="string" calcext:value-type="string">
            <text:p>best_costs</text:p>
          </table:table-cell>
          <table:table-cell office:value-type="string" calcext:value-type="string">
            <text:p>best_distance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110639" calcext:value-type="float">
            <text:p>0,0701106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546.43256588388" calcext:value-type="float">
            <text:p>3546,4325658839</text:p>
          </table:table-cell>
          <table:table-cell office:value-type="float" office:value="168.467297501347" calcext:value-type="float">
            <text:p>168,4672975013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110639" calcext:value-type="float">
            <text:p>0,0701106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35.96940295676" calcext:value-type="float">
            <text:p>2535,9694029568</text:p>
          </table:table-cell>
          <table:table-cell office:value-type="float" office:value="141.886944011712" calcext:value-type="float">
            <text:p>141,8869440117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601697" calcext:value-type="float">
            <text:p>0,0666016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922.19249948193" calcext:value-type="float">
            <text:p>3922,1924994819</text:p>
          </table:table-cell>
          <table:table-cell office:value-type="float" office:value="182.713261462037" calcext:value-type="float">
            <text:p>182,713261462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601697" calcext:value-type="float">
            <text:p>0,0666016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99.83895794072" calcext:value-type="float">
            <text:p>2899,8389579407</text:p>
          </table:table-cell>
          <table:table-cell office:value-type="float" office:value="151.877837642934" calcext:value-type="float">
            <text:p>151,8778376429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4459713" calcext:value-type="float">
            <text:p>0,0644597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81.03174023069" calcext:value-type="float">
            <text:p>1981,0317402307</text:p>
          </table:table-cell>
          <table:table-cell office:value-type="float" office:value="109.724997868304" calcext:value-type="float">
            <text:p>109,7249978683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4459713" calcext:value-type="float">
            <text:p>0,0644597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10.47212008983" calcext:value-type="float">
            <text:p>1210,4721200898</text:p>
          </table:table-cell>
          <table:table-cell office:value-type="float" office:value="78.8977350998282" calcext:value-type="float">
            <text:p>78,8977350998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504709" calcext:value-type="float">
            <text:p>0,0695047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79.5000486737" calcext:value-type="float">
            <text:p>3079,5000486737</text:p>
          </table:table-cell>
          <table:table-cell office:value-type="float" office:value="160.902767074761" calcext:value-type="float">
            <text:p>160,9027670748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504709" calcext:value-type="float">
            <text:p>0,0695047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21.66454011695" calcext:value-type="float">
            <text:p>2921,664540117</text:p>
          </table:table-cell>
          <table:table-cell office:value-type="float" office:value="197.014636394846" calcext:value-type="float">
            <text:p>197,0146363948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50039" calcext:value-type="float">
            <text:p>0,067500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07.7539163683" calcext:value-type="float">
            <text:p>2707,7539163683</text:p>
          </table:table-cell>
          <table:table-cell office:value-type="float" office:value="124.505296519346" calcext:value-type="float">
            <text:p>124,5052965193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50039" calcext:value-type="float">
            <text:p>0,067500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519935" calcext:value-type="float">
            <text:p>0,0665199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80.10459172473" calcext:value-type="float">
            <text:p>1880,1045917247</text:p>
          </table:table-cell>
          <table:table-cell office:value-type="float" office:value="115.560195436563" calcext:value-type="float">
            <text:p>115,5601954366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519935" calcext:value-type="float">
            <text:p>0,0665199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75.22349259061" calcext:value-type="float">
            <text:p>2675,2234925906</text:p>
          </table:table-cell>
          <table:table-cell office:value-type="float" office:value="197.486832980505" calcext:value-type="float">
            <text:p>197,4868329805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175075" calcext:value-type="float">
            <text:p>0,0701750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85.01639064024" calcext:value-type="float">
            <text:p>2085,0163906402</text:p>
          </table:table-cell>
          <table:table-cell office:value-type="float" office:value="95.6457011455284" calcext:value-type="float">
            <text:p>95,6457011455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175075" calcext:value-type="float">
            <text:p>0,0701750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60.4593827954" calcext:value-type="float">
            <text:p>1360,4593827954</text:p>
          </table:table-cell>
          <table:table-cell office:value-type="float" office:value="70.0384048104053" calcext:value-type="float">
            <text:p>70,0384048104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883852" calcext:value-type="float">
            <text:p>0,0738838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742.97989412288" calcext:value-type="float">
            <text:p>2742,9798941229</text:p>
          </table:table-cell>
          <table:table-cell office:value-type="float" office:value="128.350577877416" calcext:value-type="float">
            <text:p>128,3505778774</text:p>
          </table:table-cell>
          <table:table-cell office:value-type="float" office:value="1782.27869768517" calcext:value-type="float">
            <text:p>1782,2786976852</text:p>
          </table:table-cell>
          <table:table-cell office:value-type="float" office:value="92.0778728996245" calcext:value-type="float">
            <text:p>92,077872899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883852" calcext:value-type="float">
            <text:p>0,0738838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42.37001128081" calcext:value-type="float">
            <text:p>2142,3700112808</text:p>
          </table:table-cell>
          <table:table-cell office:value-type="float" office:value="109.790542061137" calcext:value-type="float">
            <text:p>109,7905420611</text:p>
          </table:table-cell>
          <table:table-cell office:value-type="float" office:value="1020.77328518513" calcext:value-type="float">
            <text:p>1020,7732851851</text:p>
          </table:table-cell>
          <table:table-cell office:value-type="float" office:value="66.2424655692686" calcext:value-type="float">
            <text:p>66,242465569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889809" calcext:value-type="float">
            <text:p>0,0668898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41.88873392721" calcext:value-type="float">
            <text:p>2741,8887339272</text:p>
          </table:table-cell>
          <table:table-cell office:value-type="float" office:value="148.223485993692" calcext:value-type="float">
            <text:p>148,223485993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889809" calcext:value-type="float">
            <text:p>0,0668898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14.81034603863" calcext:value-type="float">
            <text:p>3014,8103460386</text:p>
          </table:table-cell>
          <table:table-cell office:value-type="float" office:value="201.073061428773" calcext:value-type="float">
            <text:p>201,0730614288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416065" calcext:value-type="float">
            <text:p>0,0714160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84.24762364162" calcext:value-type="float">
            <text:p>3284,2476236416</text:p>
          </table:table-cell>
          <table:table-cell office:value-type="float" office:value="144.082325081809" calcext:value-type="float">
            <text:p>144,0823250818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416065" calcext:value-type="float">
            <text:p>0,0714160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016479" calcext:value-type="float">
            <text:p>0,0700164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674.72749233828" calcext:value-type="float">
            <text:p>2674,7274923383</text:p>
          </table:table-cell>
          <table:table-cell office:value-type="float" office:value="133.62583007332" calcext:value-type="float">
            <text:p>133,6258300733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016479" calcext:value-type="float">
            <text:p>0,0700164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702.68149495079" calcext:value-type="float">
            <text:p>2702,6814949508</text:p>
          </table:table-cell>
          <table:table-cell office:value-type="float" office:value="148.529866053804" calcext:value-type="float">
            <text:p>148,5298660538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33996" calcext:value-type="float">
            <text:p>0,069339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45.44796481158" calcext:value-type="float">
            <text:p>2645,4479648116</text:p>
          </table:table-cell>
          <table:table-cell office:value-type="float" office:value="125.954176581686" calcext:value-type="float">
            <text:p>125,954176581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33996" calcext:value-type="float">
            <text:p>0,069339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65.91348200223" calcext:value-type="float">
            <text:p>1965,9134820022</text:p>
          </table:table-cell>
          <table:table-cell office:value-type="float" office:value="102.16335243262" calcext:value-type="float">
            <text:p>102,163352432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839909" calcext:value-type="float">
            <text:p>0,0678399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33.97296924766" calcext:value-type="float">
            <text:p>3433,9729692477</text:p>
          </table:table-cell>
          <table:table-cell office:value-type="float" office:value="157.672146103934" calcext:value-type="float">
            <text:p>157,672146103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839909" calcext:value-type="float">
            <text:p>0,0678399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7.40846711084" calcext:value-type="float">
            <text:p>2727,4084671108</text:p>
          </table:table-cell>
          <table:table-cell office:value-type="float" office:value="128.630710493112" calcext:value-type="float">
            <text:p>128,6307104931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468879" calcext:value-type="float">
            <text:p>0,074688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81.98223678525" calcext:value-type="float">
            <text:p>3281,9822367853</text:p>
          </table:table-cell>
          <table:table-cell office:value-type="float" office:value="153.834848954422" calcext:value-type="float">
            <text:p>153,8348489544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468879" calcext:value-type="float">
            <text:p>0,074688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57.04749265978" calcext:value-type="float">
            <text:p>2357,0474926598</text:p>
          </table:table-cell>
          <table:table-cell office:value-type="float" office:value="111.971422738144" calcext:value-type="float">
            <text:p>111,9714227381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90967" calcext:value-type="float">
            <text:p>0,069909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56.0727037645" calcext:value-type="float">
            <text:p>2756,0727037645</text:p>
          </table:table-cell>
          <table:table-cell office:value-type="float" office:value="137.879004204034" calcext:value-type="float">
            <text:p>137,87900420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90967" calcext:value-type="float">
            <text:p>0,069909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94.06157718142" calcext:value-type="float">
            <text:p>2094,0615771814</text:p>
          </table:table-cell>
          <table:table-cell office:value-type="float" office:value="116.114672918923" calcext:value-type="float">
            <text:p>116,1146729189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872387" calcext:value-type="float">
            <text:p>0,0708723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81.03174023069" calcext:value-type="float">
            <text:p>1981,0317402307</text:p>
          </table:table-cell>
          <table:table-cell office:value-type="float" office:value="109.724997868304" calcext:value-type="float">
            <text:p>109,7249978683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872387" calcext:value-type="float">
            <text:p>0,0708723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10.47212008983" calcext:value-type="float">
            <text:p>1210,4721200898</text:p>
          </table:table-cell>
          <table:table-cell office:value-type="float" office:value="78.8977350998282" calcext:value-type="float">
            <text:p>78,8977350998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609737" calcext:value-type="float">
            <text:p>0,067609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1.52275223509" calcext:value-type="float">
            <text:p>2621,5227522351</text:p>
          </table:table-cell>
          <table:table-cell office:value-type="float" office:value="160.550904885885" calcext:value-type="float">
            <text:p>160,550904885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609737" calcext:value-type="float">
            <text:p>0,067609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67.33329539419" calcext:value-type="float">
            <text:p>1967,3332953942</text:p>
          </table:table-cell>
          <table:table-cell office:value-type="float" office:value="139.64102272263" calcext:value-type="float">
            <text:p>139,641022722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313319" calcext:value-type="float">
            <text:p>0,0783133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892.55497011233" calcext:value-type="float">
            <text:p>2892,5549701123</text:p>
          </table:table-cell>
          <table:table-cell office:value-type="float" office:value="167.131887598528" calcext:value-type="float">
            <text:p>167,1318875985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313319" calcext:value-type="float">
            <text:p>0,0783133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93.26960417699" calcext:value-type="float">
            <text:p>2193,269604177</text:p>
          </table:table-cell>
          <table:table-cell office:value-type="float" office:value="140.675716353005" calcext:value-type="float">
            <text:p>140,675716353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982629" calcext:value-type="float">
            <text:p>0,0709826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8.66767009829" calcext:value-type="float">
            <text:p>2818,6676700983</text:p>
          </table:table-cell>
          <table:table-cell office:value-type="float" office:value="121.982589638093" calcext:value-type="float">
            <text:p>121,9825896381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982629" calcext:value-type="float">
            <text:p>0,0709826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59.86211649937" calcext:value-type="float">
            <text:p>1559,8621164994</text:p>
          </table:table-cell>
          <table:table-cell office:value-type="float" office:value="70.2277050265074" calcext:value-type="float">
            <text:p>70,227705026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24552" calcext:value-type="float">
            <text:p>0,077245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09.79332915175" calcext:value-type="float">
            <text:p>3109,7933291518</text:p>
          </table:table-cell>
          <table:table-cell office:value-type="float" office:value="143.969428045679" calcext:value-type="float">
            <text:p>143,969428045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24552" calcext:value-type="float">
            <text:p>0,077245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4" calcext:value-type="float">
            <text:p>2814</text:p>
          </table:table-cell>
          <table:table-cell office:value-type="float" office:value="140" calcext:value-type="float">
            <text:p>140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2283725" calcext:value-type="float">
            <text:p>0,0622837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62.35417211755" calcext:value-type="float">
            <text:p>2362,3541721176</text:p>
          </table:table-cell>
          <table:table-cell office:value-type="float" office:value="141.923897891929" calcext:value-type="float">
            <text:p>141,923897891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2283725" calcext:value-type="float">
            <text:p>0,0622837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80.46436420104" calcext:value-type="float">
            <text:p>1880,464364201</text:p>
          </table:table-cell>
          <table:table-cell office:value-type="float" office:value="132.435570461983" calcext:value-type="float">
            <text:p>132,43557046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681483" calcext:value-type="float">
            <text:p>0,0706814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33.97296924766" calcext:value-type="float">
            <text:p>3433,9729692477</text:p>
          </table:table-cell>
          <table:table-cell office:value-type="float" office:value="157.672146103934" calcext:value-type="float">
            <text:p>157,672146103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681483" calcext:value-type="float">
            <text:p>0,0706814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7.40846711084" calcext:value-type="float">
            <text:p>2727,4084671108</text:p>
          </table:table-cell>
          <table:table-cell office:value-type="float" office:value="128.630710493112" calcext:value-type="float">
            <text:p>128,6307104931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915713" calcext:value-type="float">
            <text:p>0,0789157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49.13798421421" calcext:value-type="float">
            <text:p>2349,1379842142</text:p>
          </table:table-cell>
          <table:table-cell office:value-type="float" office:value="140.438137557874" calcext:value-type="float">
            <text:p>140,4381375579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915713" calcext:value-type="float">
            <text:p>0,0789157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9.92770034691" calcext:value-type="float">
            <text:p>2019,9277003469</text:p>
          </table:table-cell>
          <table:table-cell office:value-type="float" office:value="145.439088914586" calcext:value-type="float">
            <text:p>145,439088914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825302" calcext:value-type="float">
            <text:p>0,0708253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931.75031697216" calcext:value-type="float">
            <text:p>2931,7503169722</text:p>
          </table:table-cell>
          <table:table-cell office:value-type="float" office:value="136.097987770791" calcext:value-type="float">
            <text:p>136,0979877708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825302" calcext:value-type="float">
            <text:p>0,0708253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851.79521762238" calcext:value-type="float">
            <text:p>1851,7952176224</text:p>
          </table:table-cell>
          <table:table-cell office:value-type="float" office:value="98.2236761485243" calcext:value-type="float">
            <text:p>98,2236761485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256856" calcext:value-type="float">
            <text:p>0,0762568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044.39070241838" calcext:value-type="float">
            <text:p>3044,3907024184</text:p>
          </table:table-cell>
          <table:table-cell office:value-type="float" office:value="144.089232337685" calcext:value-type="float">
            <text:p>144,089232337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256856" calcext:value-type="float">
            <text:p>0,0762568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011.7376624976" calcext:value-type="float">
            <text:p>2011,7376624976</text:p>
          </table:table-cell>
          <table:table-cell office:value-type="float" office:value="101.073588537299" calcext:value-type="float">
            <text:p>101,07358853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734372" calcext:value-type="float">
            <text:p>0,0707343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346.30202248513" calcext:value-type="float">
            <text:p>3346,3020224851</text:p>
          </table:table-cell>
          <table:table-cell office:value-type="float" office:value="163.605921746525" calcext:value-type="float">
            <text:p>163,605921746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734372" calcext:value-type="float">
            <text:p>0,0707343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941.18653131805" calcext:value-type="float">
            <text:p>2941,1865313181</text:p>
          </table:table-cell>
          <table:table-cell office:value-type="float" office:value="168.913693429998" calcext:value-type="float">
            <text:p>168,91369343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710994" calcext:value-type="float">
            <text:p>0,0687109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24.11627599052" calcext:value-type="float">
            <text:p>2824,1162759905</text:p>
          </table:table-cell>
          <table:table-cell office:value-type="float" office:value="147.852860977579" calcext:value-type="float">
            <text:p>147,8528609776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710994" calcext:value-type="float">
            <text:p>0,0687109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01.60453835647" calcext:value-type="float">
            <text:p>3201,6045383565</text:p>
          </table:table-cell>
          <table:table-cell office:value-type="float" office:value="188.147292847085" calcext:value-type="float">
            <text:p>188,1472928471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722775" calcext:value-type="float">
            <text:p>0,0697227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83.60153784071" calcext:value-type="float">
            <text:p>3283,6015378407</text:p>
          </table:table-cell>
          <table:table-cell office:value-type="float" office:value="186.334132335225" calcext:value-type="float">
            <text:p>186,3341323352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722775" calcext:value-type="float">
            <text:p>0,0697227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589.83818704374" calcext:value-type="float">
            <text:p>3589,8381870437</text:p>
          </table:table-cell>
          <table:table-cell office:value-type="float" office:value="214.670622333046" calcext:value-type="float">
            <text:p>214,67062233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576313" calcext:value-type="float">
            <text:p>0,0735763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0.54205062242" calcext:value-type="float">
            <text:p>2110,5420506224</text:p>
          </table:table-cell>
          <table:table-cell office:value-type="float" office:value="108.121423577605" calcext:value-type="float">
            <text:p>108,1214235776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576313" calcext:value-type="float">
            <text:p>0,0735763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68.58708380312" calcext:value-type="float">
            <text:p>2668,5870838031</text:p>
          </table:table-cell>
          <table:table-cell office:value-type="float" office:value="164.492422502471" calcext:value-type="float">
            <text:p>164,4924225025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484977" calcext:value-type="float">
            <text:p>0,0734849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91.22587199838" calcext:value-type="float">
            <text:p>3391,2258719984</text:p>
          </table:table-cell>
          <table:table-cell office:value-type="float" office:value="148.275277344239" calcext:value-type="float">
            <text:p>148,2752773442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484977" calcext:value-type="float">
            <text:p>0,0734849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70" calcext:value-type="float">
            <text:p>3470</text:p>
          </table:table-cell>
          <table:table-cell office:value-type="float" office:value="158" calcext:value-type="float">
            <text:p>158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439446" calcext:value-type="float">
            <text:p>0,0704394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76.32664706219" calcext:value-type="float">
            <text:p>2076,3266470622</text:p>
          </table:table-cell>
          <table:table-cell office:value-type="float" office:value="104.411848745456" calcext:value-type="float">
            <text:p>104,411848745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439446" calcext:value-type="float">
            <text:p>0,0704394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5.63621573638" calcext:value-type="float">
            <text:p>2115,6362157364</text:p>
          </table:table-cell>
          <table:table-cell office:value-type="float" office:value="128.571155468592" calcext:value-type="float">
            <text:p>128,571155468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4301875" calcext:value-type="float">
            <text:p>0,0743018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84.24762364162" calcext:value-type="float">
            <text:p>3284,2476236416</text:p>
          </table:table-cell>
          <table:table-cell office:value-type="float" office:value="144.082325081809" calcext:value-type="float">
            <text:p>144,0823250818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4301875" calcext:value-type="float">
            <text:p>0,0743018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808576" calcext:value-type="float">
            <text:p>0,0708085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14.5771404898" calcext:value-type="float">
            <text:p>3414,5771404898</text:p>
          </table:table-cell>
          <table:table-cell office:value-type="float" office:value="153.210639982065" calcext:value-type="float">
            <text:p>153,2106399821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808576" calcext:value-type="float">
            <text:p>0,0708085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90.60902374246" calcext:value-type="float">
            <text:p>2490,6090237425</text:p>
          </table:table-cell>
          <table:table-cell office:value-type="float" office:value="113.879420986652" calcext:value-type="float">
            <text:p>113,8794209867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573816" calcext:value-type="float">
            <text:p>0,0805738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664.70724429106" calcext:value-type="float">
            <text:p>2664,7072442911</text:p>
          </table:table-cell>
          <table:table-cell office:value-type="float" office:value="120.389684037678" calcext:value-type="float">
            <text:p>120,3896840377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573816" calcext:value-type="float">
            <text:p>0,0805738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943.34268937713" calcext:value-type="float">
            <text:p>1943,3426893771</text:p>
          </table:table-cell>
          <table:table-cell office:value-type="float" office:value="99.2195444572929" calcext:value-type="float">
            <text:p>99,2195444573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762002" calcext:value-type="float">
            <text:p>0,0717620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09.79332915175" calcext:value-type="float">
            <text:p>3109,7933291518</text:p>
          </table:table-cell>
          <table:table-cell office:value-type="float" office:value="143.969428045679" calcext:value-type="float">
            <text:p>143,969428045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762002" calcext:value-type="float">
            <text:p>0,0717620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4" calcext:value-type="float">
            <text:p>2814</text:p>
          </table:table-cell>
          <table:table-cell office:value-type="float" office:value="140" calcext:value-type="float">
            <text:p>140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374108" calcext:value-type="float">
            <text:p>0,0763741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083.24855317446" calcext:value-type="float">
            <text:p>3083,2485531745</text:p>
          </table:table-cell>
          <table:table-cell office:value-type="float" office:value="141.333857838139" calcext:value-type="float">
            <text:p>141,3338578381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374108" calcext:value-type="float">
            <text:p>0,0763741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  <table:table-cell office:value-type="float" office:value="126" calcext:value-type="float">
            <text:p>12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2576512" calcext:value-type="float">
            <text:p>0,0625765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2576512" calcext:value-type="float">
            <text:p>0,0625765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254369" calcext:value-type="float">
            <text:p>0,0682543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50.98471894027" calcext:value-type="float">
            <text:p>2350,9847189403</text:p>
          </table:table-cell>
          <table:table-cell office:value-type="float" office:value="102.710869060543" calcext:value-type="float">
            <text:p>102,710869060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254369" calcext:value-type="float">
            <text:p>0,0682543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0" calcext:value-type="float">
            <text:p>2540</text:p>
          </table:table-cell>
          <table:table-cell office:value-type="float" office:value="130" calcext:value-type="float">
            <text:p>130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32087" calcext:value-type="float">
            <text:p>0,077320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330.27523811536" calcext:value-type="float">
            <text:p>3330,2752381154</text:p>
          </table:table-cell>
          <table:table-cell office:value-type="float" office:value="187.815514796744" calcext:value-type="float">
            <text:p>187,815514796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32087" calcext:value-type="float">
            <text:p>0,077320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96.34677116039" calcext:value-type="float">
            <text:p>3296,3467711604</text:p>
          </table:table-cell>
          <table:table-cell office:value-type="float" office:value="213.591291136476" calcext:value-type="float">
            <text:p>213,5912911365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842163" calcext:value-type="float">
            <text:p>0,0848421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492.76364545397" calcext:value-type="float">
            <text:p>3492,763645454</text:p>
          </table:table-cell>
          <table:table-cell office:value-type="float" office:value="170.487392344299" calcext:value-type="float">
            <text:p>170,4873923443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842163" calcext:value-type="float">
            <text:p>0,0848421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340.81887581947" calcext:value-type="float">
            <text:p>2340,8188758195</text:p>
          </table:table-cell>
          <table:table-cell office:value-type="float" office:value="129.11530838417" calcext:value-type="float">
            <text:p>129,1153083842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604903" calcext:value-type="float">
            <text:p>0,0726049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97.9111546371" calcext:value-type="float">
            <text:p>1797,9111546371</text:p>
          </table:table-cell>
          <table:table-cell office:value-type="float" office:value="102.287064210948" calcext:value-type="float">
            <text:p>102,2870642109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604903" calcext:value-type="float">
            <text:p>0,0726049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49.50688053257" calcext:value-type="float">
            <text:p>1749,5068805326</text:p>
          </table:table-cell>
          <table:table-cell office:value-type="float" office:value="123.592575512122" calcext:value-type="float">
            <text:p>123,5925755121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548529" calcext:value-type="float">
            <text:p>0,0695485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45.40667348305" calcext:value-type="float">
            <text:p>3145,4066734831</text:p>
          </table:table-cell>
          <table:table-cell office:value-type="float" office:value="144.630620639918" calcext:value-type="float">
            <text:p>144,6306206399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548529" calcext:value-type="float">
            <text:p>0,06954852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657306" calcext:value-type="float">
            <text:p>0,0726573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12.42276037625" calcext:value-type="float">
            <text:p>2612,4227603763</text:p>
          </table:table-cell>
          <table:table-cell office:value-type="float" office:value="113.675891915427" calcext:value-type="float">
            <text:p>113,675891915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657306" calcext:value-type="float">
            <text:p>0,0726573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800.4593827954" calcext:value-type="float">
            <text:p>2800,4593827954</text:p>
          </table:table-cell>
          <table:table-cell office:value-type="float" office:value="142.038404810405" calcext:value-type="float">
            <text:p>142,0384048104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334834" calcext:value-type="float">
            <text:p>0,0733348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937.66781909462" calcext:value-type="float">
            <text:p>3937,6678190946</text:p>
          </table:table-cell>
          <table:table-cell office:value-type="float" office:value="193.699008491141" calcext:value-type="float">
            <text:p>193,6990084911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334834" calcext:value-type="float">
            <text:p>0,0733348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200.90966257776" calcext:value-type="float">
            <text:p>4200,9096625778</text:p>
          </table:table-cell>
          <table:table-cell office:value-type="float" office:value="237.580769076608" calcext:value-type="float">
            <text:p>237,580769076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339974" calcext:value-type="float">
            <text:p>0,0663399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83.60153784071" calcext:value-type="float">
            <text:p>3283,6015378407</text:p>
          </table:table-cell>
          <table:table-cell office:value-type="float" office:value="186.334132335225" calcext:value-type="float">
            <text:p>186,3341323352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339974" calcext:value-type="float">
            <text:p>0,0663399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589.83818704374" calcext:value-type="float">
            <text:p>3589,8381870437</text:p>
          </table:table-cell>
          <table:table-cell office:value-type="float" office:value="214.670622333046" calcext:value-type="float">
            <text:p>214,67062233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30201" calcext:value-type="float">
            <text:p>0,069302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64.70724429106" calcext:value-type="float">
            <text:p>2664,7072442911</text:p>
          </table:table-cell>
          <table:table-cell office:value-type="float" office:value="120.389684037678" calcext:value-type="float">
            <text:p>120,389684037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30201" calcext:value-type="float">
            <text:p>0,069302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43.34268937713" calcext:value-type="float">
            <text:p>1943,3426893771</text:p>
          </table:table-cell>
          <table:table-cell office:value-type="float" office:value="99.2195444572929" calcext:value-type="float">
            <text:p>99,21954445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474015" calcext:value-type="float">
            <text:p>0,0694740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03.74650382116" calcext:value-type="float">
            <text:p>3403,7465038212</text:p>
          </table:table-cell>
          <table:table-cell office:value-type="float" office:value="156.939127421495" calcext:value-type="float">
            <text:p>156,9391274215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474015" calcext:value-type="float">
            <text:p>0,0694740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77.29812492676" calcext:value-type="float">
            <text:p>2777,2981249268</text:p>
          </table:table-cell>
          <table:table-cell office:value-type="float" office:value="138.08679276123" calcext:value-type="float">
            <text:p>138,086792761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641292" calcext:value-type="float">
            <text:p>0,0776412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239.32748652228" calcext:value-type="float">
            <text:p>2239,3274865223</text:p>
          </table:table-cell>
          <table:table-cell office:value-type="float" office:value="137.645006010375" calcext:value-type="float">
            <text:p>137,645006010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641292" calcext:value-type="float">
            <text:p>0,0776412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96.94728919493" calcext:value-type="float">
            <text:p>2096,9472891949</text:p>
          </table:table-cell>
          <table:table-cell office:value-type="float" office:value="150.454902543191" calcext:value-type="float">
            <text:p>150,454902543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827503" calcext:value-type="float">
            <text:p>0,0718275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860.52836461874" calcext:value-type="float">
            <text:p>2860,5283646187</text:p>
          </table:table-cell>
          <table:table-cell office:value-type="float" office:value="143.737279381169" calcext:value-type="float">
            <text:p>143,7372793812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827503" calcext:value-type="float">
            <text:p>0,0718275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303.30701493881" calcext:value-type="float">
            <text:p>2303,3070149388</text:p>
          </table:table-cell>
          <table:table-cell office:value-type="float" office:value="134.723868308204" calcext:value-type="float">
            <text:p>134,7238683082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246861" calcext:value-type="float">
            <text:p>0,0722468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70.49003005219" calcext:value-type="float">
            <text:p>2270,4900300522</text:p>
          </table:table-cell>
          <table:table-cell office:value-type="float" office:value="143.888295445469" calcext:value-type="float">
            <text:p>143,8882954455</text:p>
          </table:table-cell>
          <table:table-cell office:value-type="float" office:value="1782.27869768517" calcext:value-type="float">
            <text:p>1782,2786976852</text:p>
          </table:table-cell>
          <table:table-cell office:value-type="float" office:value="92.0778728996245" calcext:value-type="float">
            <text:p>92,077872899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246861" calcext:value-type="float">
            <text:p>0,0722468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66.76026149032" calcext:value-type="float">
            <text:p>1866,7602614903</text:p>
          </table:table-cell>
          <table:table-cell office:value-type="float" office:value="137.609774492482" calcext:value-type="float">
            <text:p>137,6097744925</text:p>
          </table:table-cell>
          <table:table-cell office:value-type="float" office:value="1020.77328518513" calcext:value-type="float">
            <text:p>1020,7732851851</text:p>
          </table:table-cell>
          <table:table-cell office:value-type="float" office:value="66.2424655692686" calcext:value-type="float">
            <text:p>66,242465569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268571" calcext:value-type="float">
            <text:p>0,0692685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492.76364545397" calcext:value-type="float">
            <text:p>3492,763645454</text:p>
          </table:table-cell>
          <table:table-cell office:value-type="float" office:value="170.487392344299" calcext:value-type="float">
            <text:p>170,4873923443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268571" calcext:value-type="float">
            <text:p>0,0692685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340.81887581947" calcext:value-type="float">
            <text:p>2340,8188758195</text:p>
          </table:table-cell>
          <table:table-cell office:value-type="float" office:value="129.11530838417" calcext:value-type="float">
            <text:p>129,115308384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139178" calcext:value-type="float">
            <text:p>0,0791391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145.40667348305" calcext:value-type="float">
            <text:p>3145,4066734831</text:p>
          </table:table-cell>
          <table:table-cell office:value-type="float" office:value="144.630620639918" calcext:value-type="float">
            <text:p>144,6306206399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139178" calcext:value-type="float">
            <text:p>0,0791391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64384" calcext:value-type="float">
            <text:p>0,072643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71.25017961432" calcext:value-type="float">
            <text:p>2671,2501796143</text:p>
          </table:table-cell>
          <table:table-cell office:value-type="float" office:value="148.264798964523" calcext:value-type="float">
            <text:p>148,2647989645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64384" calcext:value-type="float">
            <text:p>0,072643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74" calcext:value-type="float">
            <text:p>2474</text:p>
          </table:table-cell>
          <table:table-cell office:value-type="float" office:value="181" calcext:value-type="float">
            <text:p>18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793944" calcext:value-type="float">
            <text:p>0,0707939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22.54498749811" calcext:value-type="float">
            <text:p>1822,5449874981</text:p>
          </table:table-cell>
          <table:table-cell office:value-type="float" office:value="96.8302786267867" calcext:value-type="float">
            <text:p>96,8302786268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793944" calcext:value-type="float">
            <text:p>0,0707939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54.2426152428" calcext:value-type="float">
            <text:p>1354,2426152428</text:p>
          </table:table-cell>
          <table:table-cell office:value-type="float" office:value="81.7466733855946" calcext:value-type="float">
            <text:p>81,746673385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5241938" calcext:value-type="float">
            <text:p>0,0652419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362.4115172528" calcext:value-type="float">
            <text:p>2362,4115172528</text:p>
          </table:table-cell>
          <table:table-cell office:value-type="float" office:value="136.482698651485" calcext:value-type="float">
            <text:p>136,482698651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5241938" calcext:value-type="float">
            <text:p>0,0652419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42" calcext:value-type="float">
            <text:p>14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091622" calcext:value-type="float">
            <text:p>0,0690916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8.66767009829" calcext:value-type="float">
            <text:p>2818,6676700983</text:p>
          </table:table-cell>
          <table:table-cell office:value-type="float" office:value="121.982589638093" calcext:value-type="float">
            <text:p>121,9825896381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091622" calcext:value-type="float">
            <text:p>0,0690916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59.86211649937" calcext:value-type="float">
            <text:p>1559,8621164994</text:p>
          </table:table-cell>
          <table:table-cell office:value-type="float" office:value="70.2277050265074" calcext:value-type="float">
            <text:p>70,2277050265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50906" calcext:value-type="float">
            <text:p>0,07509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184.19171707125" calcext:value-type="float">
            <text:p>2184,1917170713</text:p>
          </table:table-cell>
          <table:table-cell office:value-type="float" office:value="114.268892740743" calcext:value-type="float">
            <text:p>114,2688927407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50906" calcext:value-type="float">
            <text:p>0,07509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451.06975801128" calcext:value-type="float">
            <text:p>2451,0697580113</text:p>
          </table:table-cell>
          <table:table-cell office:value-type="float" office:value="153.602325267043" calcext:value-type="float">
            <text:p>153,602325267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528911" calcext:value-type="float">
            <text:p>0,0685289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35.07678115007" calcext:value-type="float">
            <text:p>2835,0767811501</text:p>
          </table:table-cell>
          <table:table-cell office:value-type="float" office:value="135.860702744354" calcext:value-type="float">
            <text:p>135,860702744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528911" calcext:value-type="float">
            <text:p>0,0685289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11.61447837416" calcext:value-type="float">
            <text:p>1711,6144783742</text:p>
          </table:table-cell>
          <table:table-cell office:value-type="float" office:value="93.8712394167511" calcext:value-type="float">
            <text:p>93,8712394168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811546" calcext:value-type="float">
            <text:p>0,0688115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21.52275223509" calcext:value-type="float">
            <text:p>2621,5227522351</text:p>
          </table:table-cell>
          <table:table-cell office:value-type="float" office:value="160.550904885885" calcext:value-type="float">
            <text:p>160,550904885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811546" calcext:value-type="float">
            <text:p>0,0688115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67.33329539419" calcext:value-type="float">
            <text:p>1967,3332953942</text:p>
          </table:table-cell>
          <table:table-cell office:value-type="float" office:value="139.64102272263" calcext:value-type="float">
            <text:p>139,641022722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59114" calcext:value-type="float">
            <text:p>0,07659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433.97296924766" calcext:value-type="float">
            <text:p>3433,9729692477</text:p>
          </table:table-cell>
          <table:table-cell office:value-type="float" office:value="157.672146103934" calcext:value-type="float">
            <text:p>157,6721461039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59114" calcext:value-type="float">
            <text:p>0,07659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727.40846711084" calcext:value-type="float">
            <text:p>2727,4084671108</text:p>
          </table:table-cell>
          <table:table-cell office:value-type="float" office:value="128.630710493112" calcext:value-type="float">
            <text:p>128,6307104931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249139" calcext:value-type="float">
            <text:p>0,071249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80.6348074448" calcext:value-type="float">
            <text:p>2380,6348074448</text:p>
          </table:table-cell>
          <table:table-cell office:value-type="float" office:value="125.62893283959" calcext:value-type="float">
            <text:p>125,6289328396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249139" calcext:value-type="float">
            <text:p>0,071249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51.52233499845" calcext:value-type="float">
            <text:p>1451,5223349985</text:p>
          </table:table-cell>
          <table:table-cell office:value-type="float" office:value="103.107778081552" calcext:value-type="float">
            <text:p>103,107778081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162806" calcext:value-type="float">
            <text:p>0,0721628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33.98278361911" calcext:value-type="float">
            <text:p>2333,9827836191</text:p>
          </table:table-cell>
          <table:table-cell office:value-type="float" office:value="142.842341626857" calcext:value-type="float">
            <text:p>142,8423416269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162806" calcext:value-type="float">
            <text:p>0,0721628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73.58982836996" calcext:value-type="float">
            <text:p>2173,58982837</text:p>
          </table:table-cell>
          <table:table-cell office:value-type="float" office:value="163.071092069997" calcext:value-type="float">
            <text:p>163,07109207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343668" calcext:value-type="float">
            <text:p>0,0703436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418.11254436108" calcext:value-type="float">
            <text:p>2418,1125443611</text:p>
          </table:table-cell>
          <table:table-cell office:value-type="float" office:value="125.472383746743" calcext:value-type="float">
            <text:p>125,472383746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343668" calcext:value-type="float">
            <text:p>0,0703436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20.37228701737" calcext:value-type="float">
            <text:p>1920,3722870174</text:p>
          </table:table-cell>
          <table:table-cell office:value-type="float" office:value="120.137055973284" calcext:value-type="float">
            <text:p>120,1370559733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947199" calcext:value-type="float">
            <text:p>0,0799471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10.54205062242" calcext:value-type="float">
            <text:p>2110,5420506224</text:p>
          </table:table-cell>
          <table:table-cell office:value-type="float" office:value="108.121423577605" calcext:value-type="float">
            <text:p>108,1214235776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947199" calcext:value-type="float">
            <text:p>0,0799471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68.58708380312" calcext:value-type="float">
            <text:p>2668,5870838031</text:p>
          </table:table-cell>
          <table:table-cell office:value-type="float" office:value="164.492422502471" calcext:value-type="float">
            <text:p>164,4924225025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5692871" calcext:value-type="float">
            <text:p>0,0656928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30.14070700641" calcext:value-type="float">
            <text:p>2730,1407070064</text:p>
          </table:table-cell>
          <table:table-cell office:value-type="float" office:value="179.328735838498" calcext:value-type="float">
            <text:p>179,328735838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5692871" calcext:value-type="float">
            <text:p>0,0656928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445.1300007008" calcext:value-type="float">
            <text:p>2445,1300007008</text:p>
          </table:table-cell>
          <table:table-cell office:value-type="float" office:value="181.762367810494" calcext:value-type="float">
            <text:p>181,7623678105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598579" calcext:value-type="float">
            <text:p>0,0695985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5.23116923031" calcext:value-type="float">
            <text:p>2015,2311692303</text:p>
          </table:table-cell>
          <table:table-cell office:value-type="float" office:value="94.1061515984518" calcext:value-type="float">
            <text:p>94,1061515985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598579" calcext:value-type="float">
            <text:p>0,0695985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46" calcext:value-type="float">
            <text:p>2146</text:p>
          </table:table-cell>
          <table:table-cell office:value-type="float" office:value="119" calcext:value-type="float">
            <text:p>119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145233" calcext:value-type="float">
            <text:p>0,0681452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44.81535389251" calcext:value-type="float">
            <text:p>2044,8153538925</text:p>
          </table:table-cell>
          <table:table-cell office:value-type="float" office:value="99.75105211733" calcext:value-type="float">
            <text:p>99,7510521173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145233" calcext:value-type="float">
            <text:p>0,0681452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80.48556305979" calcext:value-type="float">
            <text:p>1780,4855630598</text:p>
          </table:table-cell>
          <table:table-cell office:value-type="float" office:value="106.360872141221" calcext:value-type="float">
            <text:p>106,3608721412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071536" calcext:value-type="float">
            <text:p>0,0710715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53.14987616676" calcext:value-type="float">
            <text:p>2053,1498761668</text:p>
          </table:table-cell>
          <table:table-cell office:value-type="float" office:value="90.5828795727356" calcext:value-type="float">
            <text:p>90,582879572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071536" calcext:value-type="float">
            <text:p>0,0710715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416" calcext:value-type="float">
            <text:p>1416</text:p>
          </table:table-cell>
          <table:table-cell office:value-type="float" office:value="66" calcext:value-type="float">
            <text:p>6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685071" calcext:value-type="float">
            <text:p>0,0706850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95.90025723039" calcext:value-type="float">
            <text:p>3295,9002572304</text:p>
          </table:table-cell>
          <table:table-cell office:value-type="float" office:value="182.911640455245" calcext:value-type="float">
            <text:p>182,9116404552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685071" calcext:value-type="float">
            <text:p>0,0706850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740.62561310836" calcext:value-type="float">
            <text:p>3740,6256131084</text:p>
          </table:table-cell>
          <table:table-cell office:value-type="float" office:value="228.37328361062" calcext:value-type="float">
            <text:p>228,373283610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011356" calcext:value-type="float">
            <text:p>0,0720113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09.1597201086" calcext:value-type="float">
            <text:p>2409,1597201086</text:p>
          </table:table-cell>
          <table:table-cell office:value-type="float" office:value="107.057191488458" calcext:value-type="float">
            <text:p>107,0571914885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011356" calcext:value-type="float">
            <text:p>0,0720113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62.0661570539" calcext:value-type="float">
            <text:p>2162,0661570539</text:p>
          </table:table-cell>
          <table:table-cell office:value-type="float" office:value="116.402466720013" calcext:value-type="float">
            <text:p>116,4024667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287663" calcext:value-type="float">
            <text:p>0,0772876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94.78987052262" calcext:value-type="float">
            <text:p>3094,7898705226</text:p>
          </table:table-cell>
          <table:table-cell office:value-type="float" office:value="143.695517838518" calcext:value-type="float">
            <text:p>143,6955178385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287663" calcext:value-type="float">
            <text:p>0,0772876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49.64151940953" calcext:value-type="float">
            <text:p>1849,6415194095</text:p>
          </table:table-cell>
          <table:table-cell office:value-type="float" office:value="91.3860260763251" calcext:value-type="float">
            <text:p>91,3860260763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866726" calcext:value-type="float">
            <text:p>0,0808667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74.95424869254" calcext:value-type="float">
            <text:p>2474,9542486925</text:p>
          </table:table-cell>
          <table:table-cell office:value-type="float" office:value="109.032806519124" calcext:value-type="float">
            <text:p>109,0328065191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866726" calcext:value-type="float">
            <text:p>0,0808667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78.95616306734" calcext:value-type="float">
            <text:p>1678,9561630674</text:p>
          </table:table-cell>
          <table:table-cell office:value-type="float" office:value="93.2093727122986" calcext:value-type="float">
            <text:p>93,2093727123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492056" calcext:value-type="float">
            <text:p>0,0684920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344.18874388655" calcext:value-type="float">
            <text:p>3344,1887438866</text:p>
          </table:table-cell>
          <table:table-cell office:value-type="float" office:value="175.80629837304" calcext:value-type="float">
            <text:p>175,806298373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492056" calcext:value-type="float">
            <text:p>0,0684920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723.76976198426" calcext:value-type="float">
            <text:p>2723,7697619843</text:p>
          </table:table-cell>
          <table:table-cell office:value-type="float" office:value="179.058865545623" calcext:value-type="float">
            <text:p>179,0588655456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470628" calcext:value-type="float">
            <text:p>0,0714706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843.77577210245" calcext:value-type="float">
            <text:p>3843,7757721025</text:p>
          </table:table-cell>
          <table:table-cell office:value-type="float" office:value="186.126234494691" calcext:value-type="float">
            <text:p>186,126234494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470628" calcext:value-type="float">
            <text:p>0,0714706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689.14638395329" calcext:value-type="float">
            <text:p>3689,1463839533</text:p>
          </table:table-cell>
          <table:table-cell office:value-type="float" office:value="190.747524655083" calcext:value-type="float">
            <text:p>190,7475246551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7943032" calcext:value-type="float">
            <text:p>0,0879430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088.35008242892" calcext:value-type="float">
            <text:p>3088,3500824289</text:p>
          </table:table-cell>
          <table:table-cell office:value-type="float" office:value="161.900339299352" calcext:value-type="float">
            <text:p>161,9003392994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7943032" calcext:value-type="float">
            <text:p>0,0879430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211.28021677161" calcext:value-type="float">
            <text:p>2211,2802167716</text:p>
          </table:table-cell>
          <table:table-cell office:value-type="float" office:value="121.816026858886" calcext:value-type="float">
            <text:p>121,8160268589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084421" calcext:value-type="float">
            <text:p>0,0720844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10.74788166979" calcext:value-type="float">
            <text:p>3210,7478816698</text:p>
          </table:table-cell>
          <table:table-cell office:value-type="float" office:value="165.763244386605" calcext:value-type="float">
            <text:p>165,7632443866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084421" calcext:value-type="float">
            <text:p>0,0720844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342.46038190276" calcext:value-type="float">
            <text:p>3342,4603819028</text:p>
          </table:table-cell>
          <table:table-cell office:value-type="float" office:value="212.795100854773" calcext:value-type="float">
            <text:p>212,7951008548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031093" calcext:value-type="float">
            <text:p>0,0710310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12.95848469952" calcext:value-type="float">
            <text:p>2712,9584846995</text:p>
          </table:table-cell>
          <table:table-cell office:value-type="float" office:value="123.94938344409" calcext:value-type="float">
            <text:p>123,9493834441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031093" calcext:value-type="float">
            <text:p>0,0710310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06.31770381408" calcext:value-type="float">
            <text:p>1806,3177038141</text:p>
          </table:table-cell>
          <table:table-cell office:value-type="float" office:value="85.4185133839479" calcext:value-type="float">
            <text:p>85,4185133839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548565" calcext:value-type="float">
            <text:p>0,0725485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58.78619834403" calcext:value-type="float">
            <text:p>2458,786198344</text:p>
          </table:table-cell>
          <table:table-cell office:value-type="float" office:value="129.251201192036" calcext:value-type="float">
            <text:p>129,251201192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548565" calcext:value-type="float">
            <text:p>0,0725485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3.13203435596" calcext:value-type="float">
            <text:p>1723,132034356</text:p>
          </table:table-cell>
          <table:table-cell office:value-type="float" office:value="114.071067811865" calcext:value-type="float">
            <text:p>114,0710678119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738467" calcext:value-type="float">
            <text:p>0,0777384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65.43314584657" calcext:value-type="float">
            <text:p>2265,4331458466</text:p>
          </table:table-cell>
          <table:table-cell office:value-type="float" office:value="103.294118051354" calcext:value-type="float">
            <text:p>103,294118051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738467" calcext:value-type="float">
            <text:p>0,0777384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446.41210428977" calcext:value-type="float">
            <text:p>2446,4121042898</text:p>
          </table:table-cell>
          <table:table-cell office:value-type="float" office:value="132.324555320337" calcext:value-type="float">
            <text:p>132,3245553203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420226" calcext:value-type="float">
            <text:p>0,0724202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30.27523811536" calcext:value-type="float">
            <text:p>3330,2752381154</text:p>
          </table:table-cell>
          <table:table-cell office:value-type="float" office:value="187.815514796744" calcext:value-type="float">
            <text:p>187,815514796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420226" calcext:value-type="float">
            <text:p>0,0724202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96.34677116039" calcext:value-type="float">
            <text:p>3296,3467711604</text:p>
          </table:table-cell>
          <table:table-cell office:value-type="float" office:value="213.591291136476" calcext:value-type="float">
            <text:p>213,5912911365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840823" calcext:value-type="float">
            <text:p>0,0698408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66.51251915432" calcext:value-type="float">
            <text:p>3066,5125191543</text:p>
          </table:table-cell>
          <table:table-cell office:value-type="float" office:value="146.189712401488" calcext:value-type="float">
            <text:p>146,1897124015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840823" calcext:value-type="float">
            <text:p>0,0698408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86.85469822473" calcext:value-type="float">
            <text:p>3386,8546982247</text:p>
          </table:table-cell>
          <table:table-cell office:value-type="float" office:value="189.816663263917" calcext:value-type="float">
            <text:p>189,8166632639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480538" calcext:value-type="float">
            <text:p>0,0734805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18.2391971413" calcext:value-type="float">
            <text:p>2518,2391971413</text:p>
          </table:table-cell>
          <table:table-cell office:value-type="float" office:value="115.281163844225" calcext:value-type="float">
            <text:p>115,2811638442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480538" calcext:value-type="float">
            <text:p>0,0734805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663.7366596101" calcext:value-type="float">
            <text:p>1663,7366596101</text:p>
          </table:table-cell>
          <table:table-cell office:value-type="float" office:value="79.8113883008419" calcext:value-type="float">
            <text:p>79,8113883008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0498004" calcext:value-type="float">
            <text:p>0,0704980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37.70948249455" calcext:value-type="float">
            <text:p>2337,7094824946</text:p>
          </table:table-cell>
          <table:table-cell office:value-type="float" office:value="141.463075269746" calcext:value-type="float">
            <text:p>141,463075269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0498004" calcext:value-type="float">
            <text:p>0,0704980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99.86886663689" calcext:value-type="float">
            <text:p>1999,8688666369</text:p>
          </table:table-cell>
          <table:table-cell office:value-type="float" office:value="144.911224869585" calcext:value-type="float">
            <text:p>144,911224869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773992" calcext:value-type="float">
            <text:p>0,0787739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079.5000486737" calcext:value-type="float">
            <text:p>3079,5000486737</text:p>
          </table:table-cell>
          <table:table-cell office:value-type="float" office:value="160.902767074761" calcext:value-type="float">
            <text:p>160,9027670748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773992" calcext:value-type="float">
            <text:p>0,0787739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921.66454011695" calcext:value-type="float">
            <text:p>2921,664540117</text:p>
          </table:table-cell>
          <table:table-cell office:value-type="float" office:value="197.014636394846" calcext:value-type="float">
            <text:p>197,0146363948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014075" calcext:value-type="float">
            <text:p>0,0720140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65.46457129272" calcext:value-type="float">
            <text:p>2165,4645712927</text:p>
          </table:table-cell>
          <table:table-cell office:value-type="float" office:value="115.428047025709" calcext:value-type="float">
            <text:p>115,428047025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014075" calcext:value-type="float">
            <text:p>0,0720140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71" calcext:value-type="float">
            <text:p>1771</text:p>
          </table:table-cell>
          <table:table-cell office:value-type="float" office:value="119" calcext:value-type="float">
            <text:p>119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085376" calcext:value-type="float">
            <text:p>0,0730853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54.46061057733" calcext:value-type="float">
            <text:p>2754,4606105773</text:p>
          </table:table-cell>
          <table:table-cell office:value-type="float" office:value="143.401651448496" calcext:value-type="float">
            <text:p>143,4016514485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085376" calcext:value-type="float">
            <text:p>0,0730853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69.28529316718" calcext:value-type="float">
            <text:p>1669,2852931672</text:p>
          </table:table-cell>
          <table:table-cell office:value-type="float" office:value="91.3860260763251" calcext:value-type="float">
            <text:p>91,3860260763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947783" calcext:value-type="float">
            <text:p>0,0729477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88.87114955173" calcext:value-type="float">
            <text:p>1788,8711495517</text:p>
          </table:table-cell>
          <table:table-cell office:value-type="float" office:value="90.7129373764228" calcext:value-type="float">
            <text:p>90,7129373764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947783" calcext:value-type="float">
            <text:p>0,0729477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58.1665510864" calcext:value-type="float">
            <text:p>1058,1665510864</text:p>
          </table:table-cell>
          <table:table-cell office:value-type="float" office:value="75.1622776601684" calcext:value-type="float">
            <text:p>75,162277660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852073" calcext:value-type="float">
            <text:p>0,0738520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914.22400254153" calcext:value-type="float">
            <text:p>3914,2240025415</text:p>
          </table:table-cell>
          <table:table-cell office:value-type="float" office:value="175.206206589806" calcext:value-type="float">
            <text:p>175,2062065898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852073" calcext:value-type="float">
            <text:p>0,0738520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44.63511390079" calcext:value-type="float">
            <text:p>3244,6351139008</text:p>
          </table:table-cell>
          <table:table-cell office:value-type="float" office:value="150.764420653405" calcext:value-type="float">
            <text:p>150,7644206534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69737" calcext:value-type="float">
            <text:p>0,07369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7.24417892899" calcext:value-type="float">
            <text:p>2627,244178929</text:p>
          </table:table-cell>
          <table:table-cell office:value-type="float" office:value="164.202666942414" calcext:value-type="float">
            <text:p>164,2026669424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69737" calcext:value-type="float">
            <text:p>0,07369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90" calcext:value-type="float">
            <text:p>2890</text:p>
          </table:table-cell>
          <table:table-cell office:value-type="float" office:value="213" calcext:value-type="float">
            <text:p>213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9351139" calcext:value-type="float">
            <text:p>0,069351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294.16979007676" calcext:value-type="float">
            <text:p>4294,1697900768</text:p>
          </table:table-cell>
          <table:table-cell office:value-type="float" office:value="181.659616701007" calcext:value-type="float">
            <text:p>181,659616701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9351139" calcext:value-type="float">
            <text:p>0,069351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736.24915038923" calcext:value-type="float">
            <text:p>3736,2491503892</text:p>
          </table:table-cell>
          <table:table-cell office:value-type="float" office:value="174.231421321434" calcext:value-type="float">
            <text:p>174,2314213214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699114" calcext:value-type="float">
            <text:p>0,06699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44.39070241838" calcext:value-type="float">
            <text:p>3044,3907024184</text:p>
          </table:table-cell>
          <table:table-cell office:value-type="float" office:value="144.089232337685" calcext:value-type="float">
            <text:p>144,0892323377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699114" calcext:value-type="float">
            <text:p>0,066991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1.7376624976" calcext:value-type="float">
            <text:p>2011,7376624976</text:p>
          </table:table-cell>
          <table:table-cell office:value-type="float" office:value="101.073588537299" calcext:value-type="float">
            <text:p>101,07358853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8127797" calcext:value-type="float">
            <text:p>0,0681277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883.4711960878" calcext:value-type="float">
            <text:p>1883,4711960878</text:p>
          </table:table-cell>
          <table:table-cell office:value-type="float" office:value="96.4091187127315" calcext:value-type="float">
            <text:p>96,4091187127</text:p>
          </table:table-cell>
          <table:table-cell office:value-type="float" office:value="1691.76919268371" calcext:value-type="float">
            <text:p>1691,7691926837</text:p>
          </table:table-cell>
          <table:table-cell office:value-type="float" office:value="95.94277273833" calcext:value-type="float">
            <text:p>95,9427727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8127797" calcext:value-type="float">
            <text:p>0,0681277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99.361269006685" calcext:value-type="float">
            <text:p>999,3612690067</text:p>
          </table:table-cell>
          <table:table-cell office:value-type="float" office:value="64.4748254262111" calcext:value-type="float">
            <text:p>64,4748254262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127716" calcext:value-type="float">
            <text:p>0,0771277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04.41699640742" calcext:value-type="float">
            <text:p>3304,4169964074</text:p>
          </table:table-cell>
          <table:table-cell office:value-type="float" office:value="149.853758454374" calcext:value-type="float">
            <text:p>149,8537584544</text:p>
          </table:table-cell>
          <table:table-cell office:value-type="float" office:value="1488.1050979364" calcext:value-type="float">
            <text:p>1488,1050979364</text:p>
          </table:table-cell>
          <table:table-cell office:value-type="float" office:value="77.3227937400708" calcext:value-type="float">
            <text:p>77,322793740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127716" calcext:value-type="float">
            <text:p>0,0771277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5.98058373637" calcext:value-type="float">
            <text:p>2625,9805837364</text:p>
          </table:table-cell>
          <table:table-cell office:value-type="float" office:value="120.009927635477" calcext:value-type="float">
            <text:p>120,0099276355</text:p>
          </table:table-cell>
          <table:table-cell office:value-type="float" office:value="965.548047910945" calcext:value-type="float">
            <text:p>965,5480479109</text:p>
          </table:table-cell>
          <table:table-cell office:value-type="float" office:value="65.4868329805051" calcext:value-type="float">
            <text:p>65,486832980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784347" calcext:value-type="float">
            <text:p>0,0677843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81.95305141796" calcext:value-type="float">
            <text:p>1981,953051418</text:p>
          </table:table-cell>
          <table:table-cell office:value-type="float" office:value="90.6510074500203" calcext:value-type="float">
            <text:p>90,6510074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784347" calcext:value-type="float">
            <text:p>0,0677843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04.00112396277" calcext:value-type="float">
            <text:p>1204,0011239628</text:p>
          </table:table-cell>
          <table:table-cell office:value-type="float" office:value="71.9984033214138" calcext:value-type="float">
            <text:p>71,9984033214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77362" calcext:value-type="float">
            <text:p>0,072773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769.05327892469" calcext:value-type="float">
            <text:p>2769,0532789247</text:p>
          </table:table-cell>
          <table:table-cell office:value-type="float" office:value="124.832121817379" calcext:value-type="float">
            <text:p>124,832121817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77362" calcext:value-type="float">
            <text:p>0,072773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776" calcext:value-type="float">
            <text:p>2776</text:p>
          </table:table-cell>
          <table:table-cell office:value-type="float" office:value="145" calcext:value-type="float">
            <text:p>145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9638015" calcext:value-type="float">
            <text:p>0,0896380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076.32664706219" calcext:value-type="float">
            <text:p>2076,3266470622</text:p>
          </table:table-cell>
          <table:table-cell office:value-type="float" office:value="104.411848745456" calcext:value-type="float">
            <text:p>104,4118487455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9638015" calcext:value-type="float">
            <text:p>0,0896380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115.63621573638" calcext:value-type="float">
            <text:p>2115,6362157364</text:p>
          </table:table-cell>
          <table:table-cell office:value-type="float" office:value="128.571155468592" calcext:value-type="float">
            <text:p>128,571155468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330344" calcext:value-type="float">
            <text:p>0,0853303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583.88793544302" calcext:value-type="float">
            <text:p>2583,887935443</text:p>
          </table:table-cell>
          <table:table-cell office:value-type="float" office:value="111.627910969411" calcext:value-type="float">
            <text:p>111,6279109694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330344" calcext:value-type="float">
            <text:p>0,0853303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728.41248556995" calcext:value-type="float">
            <text:p>2728,41248557</text:p>
          </table:table-cell>
          <table:table-cell office:value-type="float" office:value="139.083189157585" calcext:value-type="float">
            <text:p>139,0831891576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67868689" calcext:value-type="float">
            <text:p>0,0678686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33.52868271301" calcext:value-type="float">
            <text:p>2133,528682713</text:p>
          </table:table-cell>
          <table:table-cell office:value-type="float" office:value="119.553302737662" calcext:value-type="float">
            <text:p>119,5533027377</text:p>
          </table:table-cell>
          <table:table-cell office:value-type="float" office:value="1608.4051903216" calcext:value-type="float">
            <text:p>1608,4051903216</text:p>
          </table:table-cell>
          <table:table-cell office:value-type="float" office:value="92.552391838347" calcext:value-type="float">
            <text:p>92,552391838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67868689" calcext:value-type="float">
            <text:p>0,0678686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77" calcext:value-type="float">
            <text:p>1677</text:p>
          </table:table-cell>
          <table:table-cell office:value-type="float" office:value="119" calcext:value-type="float">
            <text:p>119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831853" calcext:value-type="float">
            <text:p>0,0728318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55.34636702056" calcext:value-type="float">
            <text:p>2255,3463670206</text:p>
          </table:table-cell>
          <table:table-cell office:value-type="float" office:value="103.946275472422" calcext:value-type="float">
            <text:p>103,9462754724</text:p>
          </table:table-cell>
          <table:table-cell office:value-type="float" office:value="1714.72209990278" calcext:value-type="float">
            <text:p>1714,7220999028</text:p>
          </table:table-cell>
          <table:table-cell office:value-type="float" office:value="89.4922348666605" calcext:value-type="float">
            <text:p>89,4922348667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831853" calcext:value-type="float">
            <text:p>0,0728318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86" calcext:value-type="float">
            <text:p>2486</text:p>
          </table:table-cell>
          <table:table-cell office:value-type="float" office:value="130" calcext:value-type="float">
            <text:p>130</text:p>
          </table:table-cell>
          <table:table-cell office:value-type="float" office:value="1132" calcext:value-type="float">
            <text:p>11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4127302" calcext:value-type="float">
            <text:p>0,0741273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83.60153784071" calcext:value-type="float">
            <text:p>3283,6015378407</text:p>
          </table:table-cell>
          <table:table-cell office:value-type="float" office:value="186.334132335225" calcext:value-type="float">
            <text:p>186,3341323352</text:p>
          </table:table-cell>
          <table:table-cell office:value-type="float" office:value="1619.70723326306" calcext:value-type="float">
            <text:p>1619,7072332631</text:p>
          </table:table-cell>
          <table:table-cell office:value-type="float" office:value="85.3669377711603" calcext:value-type="float">
            <text:p>85,3669377712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4127302" calcext:value-type="float">
            <text:p>0,0741273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589.83818704374" calcext:value-type="float">
            <text:p>3589,8381870437</text:p>
          </table:table-cell>
          <table:table-cell office:value-type="float" office:value="214.670622333046" calcext:value-type="float">
            <text:p>214,67062233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18555166" calcext:value-type="float">
            <text:p>7,71855516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41" calcext:value-type="float">
            <text:p>3241</text:p>
          </table:table-cell>
          <table:table-cell office:value-type="float" office:value="171" calcext:value-type="float">
            <text:p>1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15178864" calcext:value-type="float">
            <text:p>7,1151788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42.37001128081" calcext:value-type="float">
            <text:p>2142,3700112808</text:p>
          </table:table-cell>
          <table:table-cell office:value-type="float" office:value="109.790542061137" calcext:value-type="float">
            <text:p>109,7905420611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51814602" calcext:value-type="float">
            <text:p>8,3518146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80.48556305979" calcext:value-type="float">
            <text:p>1780,4855630598</text:p>
          </table:table-cell>
          <table:table-cell office:value-type="float" office:value="106.360872141221" calcext:value-type="float">
            <text:p>106,3608721412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93114013" calcext:value-type="float">
            <text:p>7,6931140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33.91531873131" calcext:value-type="float">
            <text:p>2133,9153187313</text:p>
          </table:table-cell>
          <table:table-cell office:value-type="float" office:value="130.613060632563" calcext:value-type="float">
            <text:p>130,613060632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64111436" calcext:value-type="float">
            <text:p>7,5641114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1.7376624976" calcext:value-type="float">
            <text:p>2011,7376624976</text:p>
          </table:table-cell>
          <table:table-cell office:value-type="float" office:value="101.073588537299" calcext:value-type="float">
            <text:p>101,07358853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35363092" calcext:value-type="float">
            <text:p>6,8353630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7.70106271328" calcext:value-type="float">
            <text:p>2507,7010627133</text:p>
          </table:table-cell>
          <table:table-cell office:value-type="float" office:value="159.984114690486" calcext:value-type="float">
            <text:p>159,984114690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12379735" calcext:value-type="float">
            <text:p>7,3123797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20.57707534393" calcext:value-type="float">
            <text:p>1520,5770753439</text:p>
          </table:table-cell>
          <table:table-cell office:value-type="float" office:value="91.0298851146106" calcext:value-type="float">
            <text:p>91,0298851146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62040624" calcext:value-type="float">
            <text:p>7,1620406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01.69786856606" calcext:value-type="float">
            <text:p>2401,6978685661</text:p>
          </table:table-cell>
          <table:table-cell office:value-type="float" office:value="141.795136598384" calcext:value-type="float">
            <text:p>141,795136598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18711506" calcext:value-type="float">
            <text:p>7,8187115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81.94537004081" calcext:value-type="float">
            <text:p>1681,9453700408</text:p>
          </table:table-cell>
          <table:table-cell office:value-type="float" office:value="100.433544318454" calcext:value-type="float">
            <text:p>100,433544318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27742093" calcext:value-type="float">
            <text:p>7,1277420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45.95882847099" calcext:value-type="float">
            <text:p>1245,958828471</text:p>
          </table:table-cell>
          <table:table-cell office:value-type="float" office:value="61.0717011887782" calcext:value-type="float">
            <text:p>61,071701188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84239791" calcext:value-type="float">
            <text:p>7,6842397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39.22349259061" calcext:value-type="float">
            <text:p>2539,2234925906</text:p>
          </table:table-cell>
          <table:table-cell office:value-type="float" office:value="181.486832980505" calcext:value-type="float">
            <text:p>181,4868329805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6304048" calcext:value-type="float">
            <text:p>7,363040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361.58853271547" calcext:value-type="float">
            <text:p>4361,5885327155</text:p>
          </table:table-cell>
          <table:table-cell office:value-type="float" office:value="237.576007197136" calcext:value-type="float">
            <text:p>237,57600719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5007322" calcext:value-type="float">
            <text:p>8,550073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401.69786856606" calcext:value-type="float">
            <text:p>2401,6978685661</text:p>
          </table:table-cell>
          <table:table-cell office:value-type="float" office:value="141.795136598384" calcext:value-type="float">
            <text:p>141,7951365984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58187866" calcext:value-type="float">
            <text:p>6,95818786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42.77273920555" calcext:value-type="float">
            <text:p>1842,7727392056</text:p>
          </table:table-cell>
          <table:table-cell office:value-type="float" office:value="133.154807714912" calcext:value-type="float">
            <text:p>133,1548077149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77961334" calcext:value-type="float">
            <text:p>8,9779613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999.86886663689" calcext:value-type="float">
            <text:p>1999,8688666369</text:p>
          </table:table-cell>
          <table:table-cell office:value-type="float" office:value="144.911224869585" calcext:value-type="float">
            <text:p>144,9112248696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73184921" calcext:value-type="float">
            <text:p>7,4731849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58.0800396697" calcext:value-type="float">
            <text:p>1258,0800396697</text:p>
          </table:table-cell>
          <table:table-cell office:value-type="float" office:value="62.0748909571652" calcext:value-type="float">
            <text:p>62,0748909572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67891252" calcext:value-type="float">
            <text:p>8,2678912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416" calcext:value-type="float">
            <text:p>1416</text:p>
          </table:table-cell>
          <table:table-cell office:value-type="float" office:value="66" calcext:value-type="float">
            <text:p>66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87610841" calcext:value-type="float">
            <text:p>7,2876108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552.57236960342" calcext:value-type="float">
            <text:p>3552,5723696034</text:p>
          </table:table-cell>
          <table:table-cell office:value-type="float" office:value="212.32757861533" calcext:value-type="float">
            <text:p>212,327578615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99355847" calcext:value-type="float">
            <text:p>7,2993558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53" calcext:value-type="float">
            <text:p>2553</text:p>
          </table:table-cell>
          <table:table-cell office:value-type="float" office:value="126" calcext:value-type="float">
            <text:p>126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74359895" calcext:value-type="float">
            <text:p>7,6743598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15.63621573638" calcext:value-type="float">
            <text:p>1715,6362157364</text:p>
          </table:table-cell>
          <table:table-cell office:value-type="float" office:value="103.571155468592" calcext:value-type="float">
            <text:p>103,571155468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46874502" calcext:value-type="float">
            <text:p>7,3468745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515.58560997307" calcext:value-type="float">
            <text:p>2515,5856099731</text:p>
          </table:table-cell>
          <table:table-cell office:value-type="float" office:value="114.863424398923" calcext:value-type="float">
            <text:p>114,863424398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94917052" calcext:value-type="float">
            <text:p>7,3949170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361.58853271547" calcext:value-type="float">
            <text:p>4361,5885327155</text:p>
          </table:table-cell>
          <table:table-cell office:value-type="float" office:value="237.576007197136" calcext:value-type="float">
            <text:p>237,57600719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81742387" calcext:value-type="float">
            <text:p>7,7817423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78.95616306734" calcext:value-type="float">
            <text:p>1678,9561630674</text:p>
          </table:table-cell>
          <table:table-cell office:value-type="float" office:value="93.2093727122986" calcext:value-type="float">
            <text:p>93,2093727123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81666034" calcext:value-type="float">
            <text:p>7,3816660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42.77273920555" calcext:value-type="float">
            <text:p>1842,7727392056</text:p>
          </table:table-cell>
          <table:table-cell office:value-type="float" office:value="133.154807714912" calcext:value-type="float">
            <text:p>133,1548077149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20074644" calcext:value-type="float">
            <text:p>7,5200746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74.82628465314" calcext:value-type="float">
            <text:p>2274,8262846532</text:p>
          </table:table-cell>
          <table:table-cell office:value-type="float" office:value="137.120630606855" calcext:value-type="float">
            <text:p>137,120630606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71224267" calcext:value-type="float">
            <text:p>7,3712242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87.59164584833" calcext:value-type="float">
            <text:p>2587,5916458483</text:p>
          </table:table-cell>
          <table:table-cell office:value-type="float" office:value="134.32247551123" calcext:value-type="float">
            <text:p>134,322475511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5768402" calcext:value-type="float">
            <text:p>6,957684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124" calcext:value-type="float">
            <text:p>12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47466939" calcext:value-type="float">
            <text:p>6,9474669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124" calcext:value-type="float">
            <text:p>12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75356308" calcext:value-type="float">
            <text:p>6,8753563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64002463" calcext:value-type="float">
            <text:p>8,5640024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404.17161423703" calcext:value-type="float">
            <text:p>3404,171614237</text:p>
          </table:table-cell>
          <table:table-cell office:value-type="float" office:value="186.293385708095" calcext:value-type="float">
            <text:p>186,293385708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93797564" calcext:value-type="float">
            <text:p>8,7937975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55.93755091538" calcext:value-type="float">
            <text:p>2355,9375509154</text:p>
          </table:table-cell>
          <table:table-cell office:value-type="float" office:value="128.765321898074" calcext:value-type="float">
            <text:p>128,7653218981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81927442" calcext:value-type="float">
            <text:p>7,5819274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49.97530378194" calcext:value-type="float">
            <text:p>2749,9753037819</text:p>
          </table:table-cell>
          <table:table-cell office:value-type="float" office:value="127.903167572739" calcext:value-type="float">
            <text:p>127,9031675727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43063435" calcext:value-type="float">
            <text:p>8,7430634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838.95496949614" calcext:value-type="float">
            <text:p>1838,9549694961</text:p>
          </table:table-cell>
          <table:table-cell office:value-type="float" office:value="83.2689965451728" calcext:value-type="float">
            <text:p>83,268996545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27638148" calcext:value-type="float">
            <text:p>7,3276381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9.92770034691" calcext:value-type="float">
            <text:p>2019,9277003469</text:p>
          </table:table-cell>
          <table:table-cell office:value-type="float" office:value="145.439088914586" calcext:value-type="float">
            <text:p>145,439088914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49148107" calcext:value-type="float">
            <text:p>7,6491481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474" calcext:value-type="float">
            <text:p>2474</text:p>
          </table:table-cell>
          <table:table-cell office:value-type="float" office:value="181" calcext:value-type="float">
            <text:p>181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3750824" calcext:value-type="float">
            <text:p>7,737508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09.07322699579" calcext:value-type="float">
            <text:p>1209,0732269958</text:p>
          </table:table-cell>
          <table:table-cell office:value-type="float" office:value="69.3090583260144" calcext:value-type="float">
            <text:p>69,30905832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57330033" calcext:value-type="float">
            <text:p>7,1573300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3.0410121923" calcext:value-type="float">
            <text:p>2623,0410121923</text:p>
          </table:table-cell>
          <table:table-cell office:value-type="float" office:value="122.332971197082" calcext:value-type="float">
            <text:p>122,33297119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61987157" calcext:value-type="float">
            <text:p>7,1619871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514.44958602178" calcext:value-type="float">
            <text:p>3514,4495860218</text:p>
          </table:table-cell>
          <table:table-cell office:value-type="float" office:value="173.651292044156" calcext:value-type="float">
            <text:p>173,6512920442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61607728" calcext:value-type="float">
            <text:p>8,1616077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554.06555330247" calcext:value-type="float">
            <text:p>1554,0655533025</text:p>
          </table:table-cell>
          <table:table-cell office:value-type="float" office:value="113.228870416914" calcext:value-type="float">
            <text:p>113,228870416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11620986" calcext:value-type="float">
            <text:p>6,8116209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99.07883739547" calcext:value-type="float">
            <text:p>1299,0788373955</text:p>
          </table:table-cell>
          <table:table-cell office:value-type="float" office:value="72.7124001418288" calcext:value-type="float">
            <text:p>72,712400141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01326662" calcext:value-type="float">
            <text:p>8,6013266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29" calcext:value-type="float">
            <text:p>2029</text:p>
          </table:table-cell>
          <table:table-cell office:value-type="float" office:value="101" calcext:value-type="float">
            <text:p>101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77914647" calcext:value-type="float">
            <text:p>7,2779146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60.52475842499" calcext:value-type="float">
            <text:p>2160,524758425</text:p>
          </table:table-cell>
          <table:table-cell office:value-type="float" office:value="107.708203932499" calcext:value-type="float">
            <text:p>107,7082039325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94282987" calcext:value-type="float">
            <text:p>7,3942829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14.74088679361" calcext:value-type="float">
            <text:p>2314,7408867936</text:p>
          </table:table-cell>
          <table:table-cell office:value-type="float" office:value="120.153369507587" calcext:value-type="float">
            <text:p>120,153369507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7106006" calcext:value-type="float">
            <text:p>7,771060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868.79177895938" calcext:value-type="float">
            <text:p>2868,7917789594</text:p>
          </table:table-cell>
          <table:table-cell office:value-type="float" office:value="150.150109981777" calcext:value-type="float">
            <text:p>150,150109981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62639639" calcext:value-type="float">
            <text:p>8,6626396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372.68632812896" calcext:value-type="float">
            <text:p>2372,686328129</text:p>
          </table:table-cell>
          <table:table-cell office:value-type="float" office:value="112.317849017407" calcext:value-type="float">
            <text:p>112,317849017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60990139" calcext:value-type="float">
            <text:p>7,060990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2" calcext:value-type="float">
            <text:p>2542</text:p>
          </table:table-cell>
          <table:table-cell office:value-type="float" office:value="130" calcext:value-type="float">
            <text:p>130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51473305" calcext:value-type="float">
            <text:p>7,0514733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9" calcext:value-type="float">
            <text:p>2729</text:p>
          </table:table-cell>
          <table:table-cell office:value-type="float" office:value="152" calcext:value-type="float">
            <text:p>152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72456004" calcext:value-type="float">
            <text:p>7,2724560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15.63621573638" calcext:value-type="float">
            <text:p>1715,6362157364</text:p>
          </table:table-cell>
          <table:table-cell office:value-type="float" office:value="103.571155468592" calcext:value-type="float">
            <text:p>103,571155468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19385258" calcext:value-type="float">
            <text:p>8,2193852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800.4593827954" calcext:value-type="float">
            <text:p>2800,4593827954</text:p>
          </table:table-cell>
          <table:table-cell office:value-type="float" office:value="142.038404810405" calcext:value-type="float">
            <text:p>142,038404810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70815069" calcext:value-type="float">
            <text:p>7,7708150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89.47771239693" calcext:value-type="float">
            <text:p>3089,4777123969</text:p>
          </table:table-cell>
          <table:table-cell office:value-type="float" office:value="164.916101168722" calcext:value-type="float">
            <text:p>164,9161011687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4.637851219" calcext:value-type="float">
            <text:p>24,63785121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367" calcext:value-type="float">
            <text:p>2367</text:p>
          </table:table-cell>
          <table:table-cell office:value-type="float" office:value="121" calcext:value-type="float">
            <text:p>121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86786991" calcext:value-type="float">
            <text:p>22,38678699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678.95616306734" calcext:value-type="float">
            <text:p>1678,9561630674</text:p>
          </table:table-cell>
          <table:table-cell office:value-type="float" office:value="93.2093727122986" calcext:value-type="float">
            <text:p>93,2093727123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182918204" calcext:value-type="float">
            <text:p>21,18291820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085.90121023456" calcext:value-type="float">
            <text:p>1085,9012102346</text:p>
          </table:table-cell>
          <table:table-cell office:value-type="float" office:value="77.2210503920212" calcext:value-type="float">
            <text:p>77,221050392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201498208" calcext:value-type="float">
            <text:p>22,20149820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515.58560997307" calcext:value-type="float">
            <text:p>2515,5856099731</text:p>
          </table:table-cell>
          <table:table-cell office:value-type="float" office:value="114.863424398923" calcext:value-type="float">
            <text:p>114,8634243989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444772928" calcext:value-type="float">
            <text:p>20,44477292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62.49565783353" calcext:value-type="float">
            <text:p>1962,4956578335</text:p>
          </table:table-cell>
          <table:table-cell office:value-type="float" office:value="106.612972277467" calcext:value-type="float">
            <text:p>106,6129722775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91319726" calcext:value-type="float">
            <text:p>20,9131972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042.18579334576" calcext:value-type="float">
            <text:p>3042,1857933458</text:p>
          </table:table-cell>
          <table:table-cell office:value-type="float" office:value="167.802172299125" calcext:value-type="float">
            <text:p>167,8021722991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05464798" calcext:value-type="float">
            <text:p>23,0546479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638794649" calcext:value-type="float">
            <text:p>22,63879464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2341.51197033721" calcext:value-type="float">
            <text:p>2341,5119703372</text:p>
          </table:table-cell>
          <table:table-cell office:value-type="float" office:value="112.4493493834" calcext:value-type="float">
            <text:p>112,449349383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3882824" calcext:value-type="float">
            <text:p>21,388282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520.57707534393" calcext:value-type="float">
            <text:p>1520,5770753439</text:p>
          </table:table-cell>
          <table:table-cell office:value-type="float" office:value="91.0298851146106" calcext:value-type="float">
            <text:p>91,029885114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773202466" calcext:value-type="float">
            <text:p>21,77320246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47.46599971967" calcext:value-type="float">
            <text:p>1947,4659997197</text:p>
          </table:table-cell>
          <table:table-cell office:value-type="float" office:value="94.0916574376904" calcext:value-type="float">
            <text:p>94,0916574377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62431574" calcext:value-type="float">
            <text:p>22,36243157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845.3292433153" calcext:value-type="float">
            <text:p>3845,3292433153</text:p>
          </table:table-cell>
          <table:table-cell office:value-type="float" office:value="222.110770276275" calcext:value-type="float">
            <text:p>222,110770276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81039785" calcext:value-type="float">
            <text:p>21,8103978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658.63621072422" calcext:value-type="float">
            <text:p>2658,6362107242</text:p>
          </table:table-cell>
          <table:table-cell office:value-type="float" office:value="159.57252408878" calcext:value-type="float">
            <text:p>159,572524088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446968499" calcext:value-type="float">
            <text:p>22,44696849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3851.32309959545" calcext:value-type="float">
            <text:p>3851,3230995955</text:p>
          </table:table-cell>
          <table:table-cell office:value-type="float" office:value="221.086562690294" calcext:value-type="float">
            <text:p>221,086562690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05135956" calcext:value-type="float">
            <text:p>22,0513595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284.87228258249" calcext:value-type="float">
            <text:p>1284,8722825825</text:p>
          </table:table-cell>
          <table:table-cell office:value-type="float" office:value="94.7082039324994" calcext:value-type="float">
            <text:p>94,7082039325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46480793" calcext:value-type="float">
            <text:p>22,34648079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13.9007888605" calcext:value-type="float">
            <text:p>1913,9007888605</text:p>
          </table:table-cell>
          <table:table-cell office:value-type="float" office:value="101.74169644144" calcext:value-type="float">
            <text:p>101,7416964414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381498895" calcext:value-type="float">
            <text:p>20,38149889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245.95882847099" calcext:value-type="float">
            <text:p>1245,958828471</text:p>
          </table:table-cell>
          <table:table-cell office:value-type="float" office:value="61.0717011887782" calcext:value-type="float">
            <text:p>61,071701188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390021748" calcext:value-type="float">
            <text:p>20,39002174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638.40037361066" calcext:value-type="float">
            <text:p>2638,4003736107</text:p>
          </table:table-cell>
          <table:table-cell office:value-type="float" office:value="198.825749396205" calcext:value-type="float">
            <text:p>198,825749396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929532768" calcext:value-type="float">
            <text:p>22,92953276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3689.14638395329" calcext:value-type="float">
            <text:p>3689,1463839533</text:p>
          </table:table-cell>
          <table:table-cell office:value-type="float" office:value="190.747524655083" calcext:value-type="float">
            <text:p>190,747524655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39910604" calcext:value-type="float">
            <text:p>22,33991060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2065.80993644747" calcext:value-type="float">
            <text:p>2065,8099364475</text:p>
          </table:table-cell>
          <table:table-cell office:value-type="float" office:value="110.980364260063" calcext:value-type="float">
            <text:p>110,980364260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41690167" calcext:value-type="float">
            <text:p>22,34169016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3361.00122507735" calcext:value-type="float">
            <text:p>3361,0012250774</text:p>
          </table:table-cell>
          <table:table-cell office:value-type="float" office:value="166.829181858544" calcext:value-type="float">
            <text:p>166,8291818585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4074917" calcext:value-type="float">
            <text:p>8,0407491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976.01791779296" calcext:value-type="float">
            <text:p>2976,017917793</text:p>
          </table:table-cell>
          <table:table-cell office:value-type="float" office:value="175.403533418266" calcext:value-type="float">
            <text:p>175,403533418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32074594" calcext:value-type="float">
            <text:p>7,33207459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58.0800396697" calcext:value-type="float">
            <text:p>1258,0800396697</text:p>
          </table:table-cell>
          <table:table-cell office:value-type="float" office:value="62.0748909571652" calcext:value-type="float">
            <text:p>62,0748909572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68731992" calcext:value-type="float">
            <text:p>7,76873199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77.83200225939" calcext:value-type="float">
            <text:p>2377,8320022594</text:p>
          </table:table-cell>
          <table:table-cell office:value-type="float" office:value="159.787230913732" calcext:value-type="float">
            <text:p>159,7872309137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16945258" calcext:value-type="float">
            <text:p>7,41694525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59.86211649937" calcext:value-type="float">
            <text:p>1559,8621164994</text:p>
          </table:table-cell>
          <table:table-cell office:value-type="float" office:value="70.2277050265074" calcext:value-type="float">
            <text:p>70,2277050265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32425194" calcext:value-type="float">
            <text:p>7,53242519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8.41248556995" calcext:value-type="float">
            <text:p>2728,41248557</text:p>
          </table:table-cell>
          <table:table-cell office:value-type="float" office:value="139.083189157585" calcext:value-type="float">
            <text:p>139,0831891576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30590047" calcext:value-type="float">
            <text:p>8,53059004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067.18423930427" calcext:value-type="float">
            <text:p>2067,1842393043</text:p>
          </table:table-cell>
          <table:table-cell office:value-type="float" office:value="133.131689047963" calcext:value-type="float">
            <text:p>133,131689048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09741965" calcext:value-type="float">
            <text:p>9,10974196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773.47226625298" calcext:value-type="float">
            <text:p>1773,472266253</text:p>
          </table:table-cell>
          <table:table-cell office:value-type="float" office:value="97.3165795969753" calcext:value-type="float">
            <text:p>97,31657959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71390567" calcext:value-type="float">
            <text:p>7,57139056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72.16272212561" calcext:value-type="float">
            <text:p>3172,1627221256</text:p>
          </table:table-cell>
          <table:table-cell office:value-type="float" office:value="198.367679111387" calcext:value-type="float">
            <text:p>198,3676791114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37939732" calcext:value-type="float">
            <text:p>7,33793973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80.95271796669" calcext:value-type="float">
            <text:p>2880,9527179667</text:p>
          </table:table-cell>
          <table:table-cell office:value-type="float" office:value="175.55854348873" calcext:value-type="float">
            <text:p>175,558543488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83318388" calcext:value-type="float">
            <text:p>7,68331838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546.75342830519" calcext:value-type="float">
            <text:p>1546,7534283052</text:p>
          </table:table-cell>
          <table:table-cell office:value-type="float" office:value="70.7700563160589" calcext:value-type="float">
            <text:p>70,7700563161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72924731" calcext:value-type="float">
            <text:p>7,87292473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60" calcext:value-type="float">
            <text:p>2060</text:p>
          </table:table-cell>
          <table:table-cell office:value-type="float" office:value="102" calcext:value-type="float">
            <text:p>102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584038556" calcext:value-type="float">
            <text:p>9,58403855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019.0772004045" calcext:value-type="float">
            <text:p>2019,0772004045</text:p>
          </table:table-cell>
          <table:table-cell office:value-type="float" office:value="104.317821063276" calcext:value-type="float">
            <text:p>104,317821063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78233275" calcext:value-type="float">
            <text:p>7,77823327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20.57707534393" calcext:value-type="float">
            <text:p>1520,5770753439</text:p>
          </table:table-cell>
          <table:table-cell office:value-type="float" office:value="91.0298851146106" calcext:value-type="float">
            <text:p>91,0298851146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795494536" calcext:value-type="float">
            <text:p>6,79549453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87262417" calcext:value-type="float">
            <text:p>6,98726241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73.73517844387" calcext:value-type="float">
            <text:p>1973,7351784439</text:p>
          </table:table-cell>
          <table:table-cell office:value-type="float" office:value="114.130907520216" calcext:value-type="float">
            <text:p>114,1309075202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23882949" calcext:value-type="float">
            <text:p>7,52388294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60" calcext:value-type="float">
            <text:p>2060</text:p>
          </table:table-cell>
          <table:table-cell office:value-type="float" office:value="102" calcext:value-type="float">
            <text:p>102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57155607" calcext:value-type="float">
            <text:p>8,55715560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609.12417507638" calcext:value-type="float">
            <text:p>1609,1241750764</text:p>
          </table:table-cell>
          <table:table-cell office:value-type="float" office:value="80.9280044417744" calcext:value-type="float">
            <text:p>80,928004441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98721296" calcext:value-type="float">
            <text:p>7,59872129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367.92297903933" calcext:value-type="float">
            <text:p>3367,9229790393</text:p>
          </table:table-cell>
          <table:table-cell office:value-type="float" office:value="179.097226372393" calcext:value-type="float">
            <text:p>179,0972263724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76112128" calcext:value-type="float">
            <text:p>7,67611212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41.18653131805" calcext:value-type="float">
            <text:p>2941,1865313181</text:p>
          </table:table-cell>
          <table:table-cell office:value-type="float" office:value="168.913693429998" calcext:value-type="float">
            <text:p>168,9136934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61626575" calcext:value-type="float">
            <text:p>7,16162657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51.51919228448" calcext:value-type="float">
            <text:p>1051,5191922845</text:p>
          </table:table-cell>
          <table:table-cell office:value-type="float" office:value="52.0914701999132" calcext:value-type="float">
            <text:p>52,091470199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24096513" calcext:value-type="float">
            <text:p>7,62409651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28.08130548354" calcext:value-type="float">
            <text:p>1828,0813054836</text:p>
          </table:table-cell>
          <table:table-cell office:value-type="float" office:value="104.342005946405" calcext:value-type="float">
            <text:p>104,3420059464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90677462" calcext:value-type="float">
            <text:p>6,89067746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49" calcext:value-type="float">
            <text:p>2149</text:p>
          </table:table-cell>
          <table:table-cell office:value-type="float" office:value="109" calcext:value-type="float">
            <text:p>109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59133539" calcext:value-type="float">
            <text:p>7,75913353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74.27252534222" calcext:value-type="float">
            <text:p>1274,2725253422</text:p>
          </table:table-cell>
          <table:table-cell office:value-type="float" office:value="76.770329614269" calcext:value-type="float">
            <text:p>76,770329614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4724334" calcext:value-type="float">
            <text:p>8,7472433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18447472" calcext:value-type="float">
            <text:p>6,91844747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416.58685344802" calcext:value-type="float">
            <text:p>3416,586853448</text:p>
          </table:table-cell>
          <table:table-cell office:value-type="float" office:value="205.586228448267" calcext:value-type="float">
            <text:p>205,5862284483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02560452" calcext:value-type="float">
            <text:p>7,20256045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69" calcext:value-type="float">
            <text:p>1669</text:p>
          </table:table-cell>
          <table:table-cell office:value-type="float" office:value="81" calcext:value-type="float">
            <text:p>81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58544855" calcext:value-type="float">
            <text:p>7,75854485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851.79521762238" calcext:value-type="float">
            <text:p>1851,7952176224</text:p>
          </table:table-cell>
          <table:table-cell office:value-type="float" office:value="98.2236761485243" calcext:value-type="float">
            <text:p>98,223676148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32734685" calcext:value-type="float">
            <text:p>7,93273468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4" calcext:value-type="float">
            <text:p>2814</text:p>
          </table:table-cell>
          <table:table-cell office:value-type="float" office:value="140" calcext:value-type="float">
            <text:p>140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62342731" calcext:value-type="float">
            <text:p>7,66234273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84.87228258249" calcext:value-type="float">
            <text:p>1284,8722825825</text:p>
          </table:table-cell>
          <table:table-cell office:value-type="float" office:value="94.7082039324994" calcext:value-type="float">
            <text:p>94,7082039325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36798567" calcext:value-type="float">
            <text:p>7,03679856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186.88938176566" calcext:value-type="float">
            <text:p>2186,8893817657</text:p>
          </table:table-cell>
          <table:table-cell office:value-type="float" office:value="127.903082244819" calcext:value-type="float">
            <text:p>127,903082244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11" meta:object-count="0"/>
    <meta:generator>LibreOffice/5.1.3.2$Linux_X86_64 LibreOffice_project/10m0$Build-2</meta:generator>
  </office:meta>
</office:document-meta>
</file>